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1041in" fo:margin-bottom="0.052in" style:line-height-at-least="0.2708in" fo:background-color="#FFFFFF"/>
      <style:text-properties style:font-name="Helvetica" style:font-name-asian="Times New Roman" style:font-name-complex="Helvetica" fo:color="#000000" style:letter-kerning="true" fo:font-size="15pt" style:font-size-asian="15pt" style:font-size-complex="15pt" style:language-asian="ru" style:country-asian="RU"/>
    </style:style>
    <style:style style:name="P2" style:parent-style-name="Обычный" style:family="paragraph">
      <style:paragraph-properties fo:margin-bottom="0.0208in" fo:line-height="100%" fo:background-color="#FFFFFF"/>
    </style:style>
    <style:style style:name="T3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4" style:parent-style-name="Обычный" style:family="paragraph">
      <style:paragraph-properties fo:margin-bottom="0.0208in" fo:line-height="100%" fo:background-color="#FFFFFF"/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5" style:parent-style-name="Обычный" style:family="paragraph">
      <style:paragraph-properties fo:margin-bottom="0.0208in" fo:line-height="100%" fo:background-color="#FFFFFF"/>
    </style:style>
    <style:style style:name="T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7" style:parent-style-name="Основнойшрифтабзаца" style:family="text">
      <style:text-properties style:font-name="Helvetica" style:font-name-asian="Times New Roman" style:font-name-complex="Helvetica" fo:color="#3C7CC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9" style:parent-style-name="Обычный" style:family="paragraph">
      <style:paragraph-properties fo:margin-bottom="0.0208in" fo:line-height="100%" fo:background-color="#FFFFFF"/>
    </style:style>
    <style:style style:name="T10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11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2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13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</style:style>
    <style:style style:name="T14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5" style:parent-style-name="Основнойшрифтабзаца" style:family="text">
      <style:text-properties style:font-name="Helvetica" style:font-name-asian="Times New Roman" style:font-name-complex="Helvetica" fo:color="#3C7CC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7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</style:style>
    <style:style style:name="T1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9" style:parent-style-name="Основнойшрифтабзаца" style:family="text">
      <style:text-properties style:font-name="Helvetica" style:font-name-asian="Times New Roman" style:font-name-complex="Helvetica" fo:color="#3C7CC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20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1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2" style:parent-style-name="Обычный" style:family="paragraph">
      <style:paragraph-properties fo:margin-bottom="0.0208in" style:line-height-at-least="0.2083in" fo:margin-left="0.3125in" fo:background-color="#FFFFFF">
        <style:tab-stops>
          <style:tab-stop style:type="left" style:position="0.1875in"/>
        </style:tab-stops>
      </style:paragraph-properties>
    </style:style>
    <style:style style:name="T2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24" style:parent-style-name="Основнойшрифтабзаца" style:family="text">
      <style:text-properties style:font-name="Consolas" style:font-name-asian="Times New Roman" style:font-name-complex="Courier New" fo:color="#DD1144" fo:font-size="9pt" style:font-size-asian="9pt" style:font-size-complex="9pt" fo:background-color="#F7F7F9" style:language-asian="ru" style:country-asian="RU"/>
    </style:style>
    <style:style style:name="P25" style:parent-style-name="Обычный" style:family="paragraph">
      <style:paragraph-properties fo:margin-bottom="0.0208in" fo:line-height="100%" fo:background-color="#FFFFFF"/>
    </style:style>
    <style:style style:name="T26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27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8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2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3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3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3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3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3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35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3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37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3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3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4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4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4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43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4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45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4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47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P48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4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5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style:language-asian="ru" style:country-asian="RU"/>
    </style:style>
    <style:style style:name="T5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5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style:language-asian="ru" style:country-asian="RU"/>
    </style:style>
    <style:style style:name="T5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5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style:language-asian="ru" style:country-asian="RU"/>
    </style:style>
    <style:style style:name="T55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P56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57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58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59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60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61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62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63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64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65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66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67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68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69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70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71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72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73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74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75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76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P77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78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style:language-asian="ru" style:country-asian="RU"/>
    </style:style>
    <style:style style:name="T79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style:language-asian="ru" style:country-asian="RU"/>
    </style:style>
    <style:style style:name="T80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style:language-asian="ru" style:country-asian="RU"/>
    </style:style>
    <style:style style:name="P81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82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8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8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85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8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87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8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8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9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9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9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95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97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99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01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P102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103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style:language-asian="ru" style:country-asian="RU"/>
    </style:style>
    <style:style style:name="P104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05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106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P109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110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12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14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Consolas" style:font-name-asian="Times New Roman" style:font-name-complex="Courier New" fo:color="#008800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25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27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29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31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US" style:language-asian="ru" style:country-asian="RU"/>
    </style:style>
    <style:style style:name="P142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44" style:parent-style-name="Основнойшрифтабзаца" style:family="text">
      <style:text-properties style:font-name="Helvetica" style:font-name-asian="Times New Roman" style:font-name-complex="Helvetica" fo:color="#3C7CC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45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46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147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48" style:parent-style-name="Основнойшрифтабзаца" style:family="text">
      <style:text-properties style:font-name="Consolas" style:font-name-asian="Times New Roman" style:font-name-complex="Courier New" fo:color="#666600" fo:font-size="10pt" style:font-size-asian="10pt" style:font-size-complex="10pt" style:language-asian="ru" style:country-asian="RU"/>
    </style:style>
    <style:style style:name="T149" style:parent-style-name="Основнойшрифтабзаца" style:family="text">
      <style:text-properties style:font-name="Consolas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150" style:parent-style-name="Основнойшрифтабзаца" style:family="text">
      <style:text-properties style:font-name="Consolas" style:font-name-asian="Times New Roman" style:font-name-complex="Courier New" fo:color="#008800" fo:font-size="10pt" style:font-size-asian="10pt" style:font-size-complex="10pt" style:language-asian="ru" style:country-asian="RU"/>
    </style:style>
    <style:style style:name="P151" style:parent-style-name="Обычный" style:family="paragraph">
      <style:paragraph-properties fo:border="0.0104in solid #C6C9CC" fo:padding="0.1111in" style:shadow="none" style:line-break="normal" fo:margin-top="0.0833in" fo:margin-bottom="0.0833in" fo:line-height="100%" fo:margin-left="0.0833in" fo:margin-right="0.0833in" fo:background-color="#FFFFFF">
        <style:tab-stops>
          <style:tab-stop style:type="left" style:position="0.5527in"/>
          <style:tab-stop style:type="left" style:position="1.1888in"/>
          <style:tab-stop style:type="left" style:position="1.825in"/>
          <style:tab-stop style:type="left" style:position="2.4611in"/>
          <style:tab-stop style:type="left" style:position="3.0972in"/>
          <style:tab-stop style:type="left" style:position="3.7333in"/>
          <style:tab-stop style:type="left" style:position="4.3694in"/>
          <style:tab-stop style:type="left" style:position="5.0055in"/>
          <style:tab-stop style:type="left" style:position="5.6416in"/>
          <style:tab-stop style:type="left" style:position="6.2777in"/>
          <style:tab-stop style:type="left" style:position="6.9138in"/>
          <style:tab-stop style:type="left" style:position="7.55in"/>
          <style:tab-stop style:type="left" style:position="8.1861in"/>
          <style:tab-stop style:type="left" style:position="8.8222in"/>
          <style:tab-stop style:type="left" style:position="9.4583in"/>
          <style:tab-stop style:type="left" style:position="10.0944in"/>
        </style:tab-stops>
      </style:paragraph-properties>
    </style:style>
    <style:style style:name="T152" style:parent-style-name="Основнойшрифтабзаца" style:family="text">
      <style:text-properties style:font-name="Consolas" style:font-name-asian="Times New Roman" style:font-name-complex="Courier New" fo:color="#006666" fo:font-size="10pt" style:font-size-asian="10pt" style:font-size-complex="10pt" style:language-asian="ru" style:country-asian="RU"/>
    </style:style>
  </office:automatic-styles>
  <office:body>
    <office:text text:use-soft-page-breaks="true">
      <text:p text:style-name="P1">Домашнее задание по HDFS</text:p>
      <text:p text:style-name="P2"><text:span text:style-name="T3">DEADLINE: 18.11.2016 23:59</text:span></text:p>
      <text:p text:style-name="P4"> </text:p>
      <text:p text:style-name="P5"><text:span text:style-name="T6">В этом домашнем задании Вам предстоит поближе познакомиться с распределенной файловой системой HDFS (диаграммы с описанием архитектуры - </text:span><text:a xlink:href="http://hadoop.apache.org/docs/r1.2.1/hdfs_design.html" office:target-frame-name="_blank" xlink:show="new"><text:span text:style-name="T7">здесь</text:span></text:a><text:span text:style-name="T8">). Ваша цель - написать скрипты, которые будут делать HTTP запросы к различным демонам HDFS или делать вызовы стандартных утилит командной строки (shell) с целью получения запрашиваемой информации.</text:span></text:p>
      <text:p text:style-name="P9"><text:span text:style-name="T10">В Вашем распоряжении:</text:span></text:p>
      <text:list text:style-name="LFO1" text:continue-numbering="true">
        <text:list-item>
          <text:p text:style-name="P11">Доступ к кластеру по ssh: remote.vdi.mipt.ru, port 51800</text:p>
        </text:list-item>
        <text:list-item>
          <text:p text:style-name="P12">Namenode UI: bds11.vdi.mipt.ru, port: 50070</text:p>
        </text:list-item>
        <text:list-item>
          <text:p text:style-name="P13"><text:span text:style-name="T14">доступ к веб-интерфейсу namenode - </text:span><text:a xlink:href="http://wbds11_50070.vdi.mipt.ru/" office:target-frame-name="_blank" xlink:show="new"><text:span text:style-name="T15">http://wbds11_50070.vdi.mipt.ru/</text:span></text:a><text:span text:style-name="T16">;</text:span></text:p>
        </text:list-item>
        <text:list-item>
          <text:p text:style-name="P17"><text:span text:style-name="T18">документация WebHDFS REST API - </text:span><text:a xlink:href="https://hadoop.apache.org/docs/r1.0.4/webhdfs.html" office:target-frame-name="_blank" xlink:show="new"><text:span text:style-name="T19">https://hadoop.apache.org/docs/r1.0.4/webhdfs.html</text:span></text:a><text:span text:style-name="T20">;</text:span></text:p>
        </text:list-item>
        <text:list-item>
          <text:p text:style-name="P21">любой скриптовый язык программирования (самый простой вариант - использовать bash: curl, grep, wc и т.п.);</text:p>
        </text:list-item>
        <text:list-item>
          <text:p text:style-name="P22"><text:span text:style-name="T23">пользователь sparktest, с помощью которого можно ходить по кластеру без пароля и читать физические данные на Datanode в </text:span><text:span text:style-name="T24">/dfs/dn</text:span></text:p>
        </text:list-item>
      </text:list>
      <text:p text:style-name="P25"><text:span text:style-name="T26">Задачи (0.1 балла каждая).</text:span></text:p>
      <text:list text:style-name="LFO2" text:continue-numbering="true">
        <text:list-item>
          <text:p text:style-name="P27">На вход скрипту подается имя файла, на выходе нужно получить имя сервера, с которого данные будут читаться первый блок данных (реплик может быть несколько, засчитываться будет любой из них). Пример:</text:p>
        </text:list-item>
      </text:list>
      <text:p text:style-name="P28"><text:span text:style-name="T29">$<text:s/></text:span><text:span text:style-name="T30">./</text:span><text:span text:style-name="T31">solver_hw1_1<text:s/></text:span><text:span text:style-name="T32">/</text:span><text:span text:style-name="T33">data</text:span><text:span text:style-name="T34">/</text:span><text:span text:style-name="T35">access_logs</text:span><text:span text:style-name="T36">/</text:span><text:span text:style-name="T37">big_log</text:span><text:span text:style-name="T38">/</text:span><text:span text:style-name="T39">access</text:span><text:span text:style-name="T40">.</text:span><text:span text:style-name="T41">log</text:span><text:span text:style-name="T42">.</text:span><text:span text:style-name="T43">2015</text:span><text:span text:style-name="T44">-</text:span><text:span text:style-name="T45">12</text:span><text:span text:style-name="T46">-</text:span><text:span text:style-name="T47">10</text:span></text:p>
      <text:p text:style-name="P48"><text:span text:style-name="T49">bds09</text:span><text:span text:style-name="T50">.</text:span><text:span text:style-name="T51">vdi</text:span><text:span text:style-name="T52">.</text:span><text:span text:style-name="T53">mipt</text:span><text:span text:style-name="T54">.</text:span><text:span text:style-name="T55">ru</text:span></text:p>
      <text:list text:style-name="LFO3" text:continue-numbering="true">
        <text:list-item>
          <text:p text:style-name="P56">На вход скрипту подается имя файла, на выходе нужно получить первые 10 байт этого файла (hadoop fs и hdfs dfs использовать нельзя).</text:p>
        </text:list-item>
      </text:list>
      <text:p text:style-name="P57"><text:span text:style-name="T58">$<text:s/></text:span><text:span text:style-name="T59">./</text:span><text:span text:style-name="T60">solver_hw1_2<text:s/></text:span><text:span text:style-name="T61">/</text:span><text:span text:style-name="T62">data</text:span><text:span text:style-name="T63">/</text:span><text:span text:style-name="T64">access_logs</text:span><text:span text:style-name="T65">/</text:span><text:span text:style-name="T66">big_log</text:span><text:span text:style-name="T67">/</text:span><text:span text:style-name="T68">access</text:span><text:span text:style-name="T69">.</text:span><text:span text:style-name="T70">log</text:span><text:span text:style-name="T71">.</text:span><text:span text:style-name="T72">2015</text:span><text:span text:style-name="T73">-</text:span><text:span text:style-name="T74">12</text:span><text:span text:style-name="T75">-</text:span><text:span text:style-name="T76">10</text:span></text:p>
      <text:p text:style-name="P77"><text:span text:style-name="T78">41.190</text:span><text:span text:style-name="T79">.</text:span><text:span text:style-name="T80">60.</text:span></text:p>
      <text:list text:style-name="LFO4" text:continue-numbering="true">
        <text:list-item>
          <text:p text:style-name="P81">На вход скрипту подается полный путь до файла в HDFS, на выходе нужно получить размер файла в блоках (см. hdfs fsck -h).</text:p>
        </text:list-item>
      </text:list>
      <text:p text:style-name="P82"><text:span text:style-name="T83">$<text:s/></text:span><text:span text:style-name="T84">./</text:span><text:span text:style-name="T85">solver_hw1_3<text:s/></text:span><text:span text:style-name="T86">/</text:span><text:span text:style-name="T87">data</text:span><text:span text:style-name="T88">/</text:span><text:span text:style-name="T89">access_logs</text:span><text:span text:style-name="T90">/</text:span><text:span text:style-name="T91">big_log</text:span><text:span text:style-name="T92">/</text:span><text:span text:style-name="T93">access</text:span><text:span text:style-name="T94">.</text:span><text:span text:style-name="T95">log</text:span><text:span text:style-name="T96">.</text:span><text:span text:style-name="T97">2015</text:span><text:span text:style-name="T98">-</text:span><text:span text:style-name="T99">12</text:span><text:span text:style-name="T100">-</text:span><text:span text:style-name="T101">10</text:span></text:p>
      <text:p text:style-name="P102"><text:span text:style-name="T103">8</text:span></text:p>
      <text:list text:style-name="LFO5" text:continue-numbering="true">
        <text:list-item>
          <text:p text:style-name="P104">На вход скрипту подается идентификатор блока, на выходе нужно получить имя сервера (если их несколько, то выбрать любой), где хранится данный блок и физический путь в локальной файловой системе до этого блока данных. Для того, чтобы бродить по кластеру предлагается использовать пользователя “sparktest”.</text:p>
        </text:list-item>
      </text:list>
      <text:p text:style-name="P105"><text:span text:style-name="T106">$<text:s/></text:span><text:span text:style-name="T107">./</text:span><text:span text:style-name="T108">solver_hw1_4 blk_1075127191</text:span></text:p>
      <text:p text:style-name="P109"><text:span text:style-name="T110">bds03</text:span><text:span text:style-name="T111">.</text:span><text:span text:style-name="T112">vdi</text:span><text:span text:style-name="T113">.</text:span><text:span text:style-name="T114">mipt</text:span><text:span text:style-name="T115">.</text:span><text:span text:style-name="T116">ru</text:span><text:span text:style-name="T117">:</text:span><text:span text:style-name="T118">/dfs/</text:span><text:span text:style-name="T119">dn</text:span><text:span text:style-name="T120">/</text:span><text:span text:style-name="T121">current</text:span><text:span text:style-name="T122">/</text:span><text:span text:style-name="T123">BP</text:span><text:span text:style-name="T124">-</text:span><text:span text:style-name="T125">76251478</text:span><text:span text:style-name="T126">-</text:span><text:span text:style-name="T127">10.55</text:span><text:span text:style-name="T128">.</text:span><text:span text:style-name="T129">163.141</text:span><text:span text:style-name="T130">-</text:span><text:span text:style-name="T131">1427134131440</text:span><text:span text:style-name="T132">/</text:span><text:span text:style-name="T133">current</text:span><text:span text:style-name="T134">/</text:span><text:span text:style-name="T135">finalized</text:span><text:span text:style-name="T136">/</text:span><text:span text:style-name="T137">subdir21</text:span><text:span text:style-name="T138">/</text:span><text:span text:style-name="T139">subdir35</text:span><text:span text:style-name="T140">/</text:span><text:span text:style-name="T141">blk_1075127191</text:span></text:p>
      <text:list text:style-name="LFO6" text:continue-numbering="true">
        <text:list-item>
          <text:p text:style-name="P142"><text:span text:style-name="T143">Большие файлы на кластере делятся на блоки определенного размера. Нужно выяснить какой дополнительный объем используется в HDFS для хранения данных при использовании одной реплики (т.е. без дублирования данных). Для проведения экспериментов и создания файлов разного размера предлагается использовать утилиту dd (см. </text:span><text:a xlink:href="http://unix.stackexchange.com/questions/101332/generate-file-of-a-certain-size" office:target-frame-name="_blank" xlink:show="new"><text:span text:style-name="T144">пример использования</text:span></text:a><text:span text:style-name="T145">) + решение задачи 4. На вход программы подается размер файла в байтах, на выходе программы должно быть одно число, равное числу байт для физического хранения этого файла (без учета хранения файлов с расширением .meta).</text:span></text:p>
        </text:list-item>
      </text:list>
      <text:p text:style-name="P146"><text:span text:style-name="T147">$<text:s/></text:span><text:span text:style-name="T148">./</text:span><text:span text:style-name="T149">solver_hw1_5<text:s/></text:span><text:span text:style-name="T150">&lt;int&gt;</text:span></text:p>
      <text:p text:style-name="P151"><text:span text:style-name="T152">123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pple-converted-space" style:display-name="apple-converted-space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lit" style:display-name="lit" style:family="text" style:parent-style-name="Основнойшрифтабзаца"/>
    <style:style style:name="str" style:display-name="str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 Ломов</meta:initial-creator>
    <dc:creator>Артём Ломов</dc:creator>
    <meta:creation-date>2017-02-12T14:23:00Z</meta:creation-date>
    <dc:date>2017-02-12T14:25:00Z</dc:date>
    <meta:template xlink:href="Normal.dotm" xlink:type="simple"/>
    <meta:editing-cycles>2</meta:editing-cycles>
    <meta:editing-duration>PT120S</meta:editing-duration>
    <meta:document-statistic meta:page-count="1" meta:paragraph-count="5" meta:word-count="445" meta:character-count="2981" meta:row-count="21" meta:non-whitespace-character-count="2541"/>
  </office:meta>
</office:document-meta>
</file>